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tchAllQuery.extractTerms( Set ter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atchAllQuery.MatchAllQuery( String 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tchAll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All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